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2.56" calcext:value-type="currency">
            <text:p>$2.5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9.85" calcext:value-type="currency">
            <text:p>$9.8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9.55" calcext:value-type="currency">
            <text:p>$29.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18" calcext:value-type="currency">
            <text:p>$6.18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18" calcext:value-type="currency">
            <text:p>$6.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20.56" calcext:value-type="currency">
            <text:p>$120.56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9.85" calcext:value-type="currency">
            <text:p>$9.85</text:p>
          </table:table-cell>
          <table:table-cell table:number-columns-repeated="2"/>
        </table:table-row>
      </table:table>
      <table:table table:name="Timer Box" table:style-name="ta1"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18" calcext:value-type="currency">
            <text:p>$6.18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2.56" calcext:value-type="currency">
            <text:p>$2.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22:02:07.06883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11T22:43:07.403710753</dc:date>
    <meta:editing-duration>P1DT6H48M52S</meta:editing-duration>
    <meta:editing-cycles>55</meta:editing-cycles>
    <meta:generator>LibreOffice/6.0.5.2$MacOSX_X86_64 LibreOffice_project/54c8cbb85f300ac59db32fe8a675ff7683cd5a16</meta:generator>
    <dc:creator>David Wright</dc:creator>
    <meta:document-statistic meta:table-count="4" meta:cell-count="434" meta:object-count="0"/>
  </office:meta>
</office:document-meta>
</file>